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fa8" officeooo:paragraph-rsid="00100fa8"/>
    </style:style>
    <style:style style:name="P2" style:family="paragraph" style:parent-style-name="Standard">
      <style:text-properties style:font-name="FreeSerif" fo:font-size="10pt" officeooo:rsid="001160ad" officeooo:paragraph-rsid="00100fa8" style:font-size-asian="10pt" style:font-size-complex="10pt"/>
    </style:style>
    <style:style style:name="P3" style:family="paragraph" style:parent-style-name="Standard">
      <style:text-properties style:font-name="FreeSerif" fo:font-size="10pt" officeooo:rsid="001160ad" officeooo:paragraph-rsid="001160ad" style:font-size-asian="10pt" style:font-size-complex="10pt"/>
    </style:style>
    <style:style style:name="P4" style:family="paragraph" style:parent-style-name="Standard" style:list-style-name="L2">
      <style:text-properties style:font-name="FreeSerif" fo:font-size="10pt" officeooo:rsid="001160ad" officeooo:paragraph-rsid="001160ad" style:font-size-asian="10pt" style:font-size-complex="10pt"/>
    </style:style>
    <style:style style:name="P5" style:family="paragraph" style:parent-style-name="Standard" style:list-style-name="L2">
      <style:text-properties style:font-name="FreeSerif" fo:font-size="10pt" officeooo:rsid="0013409f" officeooo:paragraph-rsid="0013409f" style:font-size-asian="10pt" style:font-size-complex="10pt"/>
    </style:style>
    <style:style style:name="P6" style:family="paragraph" style:parent-style-name="Standard">
      <style:text-properties style:font-name="FreeSerif" fo:font-size="10pt" officeooo:rsid="0013409f" officeooo:paragraph-rsid="0013409f" style:font-size-asian="10pt" style:font-size-complex="10pt"/>
    </style:style>
    <style:style style:name="P7" style:family="paragraph" style:parent-style-name="Standard" style:list-style-name="L1">
      <style:text-properties officeooo:rsid="00100fa8" officeooo:paragraph-rsid="00100fa8"/>
    </style:style>
    <style:style style:name="P8" style:family="paragraph" style:parent-style-name="Standard" style:list-style-name="L2">
      <style:text-properties officeooo:rsid="0013409f" officeooo:paragraph-rsid="0013409f"/>
    </style:style>
    <style:style style:name="P9" style:family="paragraph" style:parent-style-name="Standard">
      <style:text-properties officeooo:paragraph-rsid="0014eaee"/>
    </style:style>
    <style:style style:name="T1" style:family="text">
      <style:text-properties style:font-name="FreeSerif" fo:font-size="10pt" style:font-size-asian="10pt" style:font-size-complex="10pt"/>
    </style:style>
    <style:style style:name="T2" style:family="text">
      <style:text-properties style:font-name="FreeSerif" fo:font-size="10pt" officeooo:rsid="001160ad" style:font-size-asian="10pt" style:font-size-complex="10pt"/>
    </style:style>
    <style:style style:name="T3" style:family="text">
      <style:text-properties style:font-name="FreeSerif" fo:font-size="10pt" officeooo:rsid="0015ac19" style:font-size-asian="10pt" style:font-size-complex="10pt"/>
    </style:style>
    <style:style style:name="T4" style:family="text">
      <style:text-properties style:font-name="FreeSerif" fo:font-size="10pt" officeooo:rsid="0014eaee" style:font-size-asian="10pt" style:font-size-complex="10pt"/>
    </style:style>
    <style:style style:name="T5" style:family="text">
      <style:text-properties style:font-name="FreeSerif" fo:font-size="10pt" officeooo:rsid="00163b3b" style:font-size-asian="10pt" style:font-size-complex="10pt"/>
    </style:style>
    <style:style style:name="T6" style:family="text">
      <style:text-properties officeooo:rsid="0016db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orking with Git on Linux</text:h>
      <text:p text:style-name="P1"/>
      <text:p text:style-name="P1"><text:span text:style-name="T1">To work with git on Linux, we work in terminal (there are no official git desktop). One way to be able to clone repositories to your local PC on Linux is to set SSH keys </text:span><text:span text:style-name="T2">which does not require to enter username and password for every time cloning</text:span><text:span text:style-name="T1">. </text:span><text:span text:style-name="T2">For doing this, I can check the links below which have explained how to set SSH keys and read them:</text:span></text:p>
      <text:p text:style-name="P2"/>
      <text:list xml:id="list1167902653" text:style-name="L1">
        <text:list-item>
          <text:p text:style-name="P7"><text:a xlink:type="simple" xlink:href="https://linuxkamarada.com/en/2019/07/14/using-git-with-ssh-keys/#.YkMVCdDML0o" text:style-name="Internet_20_link" text:visited-style-name="Visited_20_Internet_20_Link"><text:span text:style-name="T2">https://linuxkamarada.com/en/2019/07/14/using-git-with-ssh-keys/#.YkMVCdDML0o</text:span></text:a></text:p>
        </text:list-item>
        <text:list-item>
          <text:p text:style-name="P7"><text:a xlink:type="simple" xlink:href="https://www.techrepublic.com/article/how-to-view-your-ssh-keys-in-linux-macos-and-windows/" text:style-name="Internet_20_link" text:visited-style-name="Visited_20_Internet_20_Link"><text:span text:style-name="T2">https://www.techrepublic.com/article/how-to-view-your-ssh-keys-in-linux-macos-and-windows/</text:span></text:a></text:p>
        </text:list-item>
      </text:list>
      <text:p text:style-name="P2"/>
      <text:p text:style-name="P3">After setting the SSH keys, here how we can create a repository, clone and push into it.</text:p>
      <text:p text:style-name="P3"/>
      <text:p text:style-name="P3">First we need to create a repository on Github website. After creating it, we can clone it to our PC with the commands below:</text:p>
      <text:p text:style-name="P3"/>
      <text:list xml:id="list2029535310" text:style-name="L2">
        <text:list-item>
          <text:p text:style-name="P4">First open the terminal and cd the direcotty that you would like to clone the repository to. Then write the command below:</text:p>
        </text:list-item>
        <text:list-item>
          <text:p text:style-name="P4">git init <text:s text:c="2"/>&gt; it initializes the repository with the .git file in the specified directory </text:p>
        </text:list-item>
        <text:list-item>
          <text:p text:style-name="P8"><text:span text:style-name="T2">g</text:span><text:span text:style-name="T1">it ad . <text:s text:c="3"/>&gt; add all the files to the given folder</text:span></text:p>
        </text:list-item>
        <text:list-item>
          <text:p text:style-name="P5">git status <text:s text:c="2"/>&gt; view all the files which are going to be commi<text:span text:style-name="T6">t</text:span></text:p>
        </text:list-item>
        <text:list-item>
          <text:p text:style-name="P5">git commit -m “our message” <text:s text:c="2"/>&gt; to commit with our message</text:p>
        </text:list-item>
        <text:list-item>
          <text:p text:style-name="P5">Then copy the repository URL</text:p>
        </text:list-item>
        <text:list-item>
          <text:p text:style-name="P5">git push -u origin main </text:p>
        </text:list-item>
      </text:list>
      <text:p text:style-name="P6"><text:s/></text:p>
      <text:p text:style-name="P9"><text:span text:style-name="T3">Before doing the steps above, w</text:span><text:span text:style-name="T4">e </text:span><text:span text:style-name="T3">also </text:span><text:span text:style-name="T4">can </text:span><text:span text:style-name="T3">&lt;</text:span><text:span text:style-name="T4">git clone ssh of the repository</text:span><text:span text:style-name="T3">&gt;</text:span><text:span text:style-name="T4"> and then </text:span><text:span text:style-name="T3">cd to the directory of this repository on our PC. If we do this, the folder has </text:span><text:span text:style-name="T5">already .git inside of it so we don’t need to do git in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15" meta:word-count="254" meta:character-count="1419" meta:non-whitespace-character-count="1176"/>
  </office:meta>
</office:document-meta>
</file>